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Heading_20_1">
      <style:text-properties officeooo:rsid="000cf260" officeooo:paragraph-rsid="000cf260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 style:list-style-name="L2">
      <style:text-properties style:font-name="Calibri"/>
    </style:style>
    <style:style style:name="P5" style:family="paragraph" style:parent-style-name="Standard" style:list-style-name="L3">
      <style:text-properties style:font-name="Calibri"/>
    </style:style>
    <style:style style:name="T1" style:family="text">
      <style:text-properties officeooo:rsid="000ddc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grama de la materia</text:h>
      <text:h text:style-name="Heading_20_2" text:outline-level="2">Unidad I: <text:s/>La <text:span text:style-name="T1">i</text:span>nformaci<text:span text:style-name="T1">ó</text:span>n</text:h>
      <text:p text:style-name="P1"/>
      <text:list xml:id="list1538398020951418336" text:style-name="L1">
        <text:list-item>
          <text:p text:style-name="P3">Concepto de Información</text:p>
        </text:list-item>
        <text:list-item>
          <text:p text:style-name="P3">Procesamiento de la información: evolución histórica</text:p>
        </text:list-item>
        <text:list-item>
          <text:p text:style-name="P3">Sistemas de numeración:</text:p>
          <text:p text:style-name="P3">3.1. Sistemas posicionales y no posicionales</text:p>
          <text:p text:style-name="P3">3.2. Sistema decimal</text:p>
          <text:p text:style-name="P3">3.3. Sistema binario</text:p>
          <text:p text:style-name="P3">3.4. Sistema hexadecimal</text:p>
        </text:list-item>
        <text:list-item>
          <text:p text:style-name="P3">Unidades de información</text:p>
          <text:p text:style-name="P3">4.1. bits, bytes, nibbles, palabras</text:p>
          <text:p text:style-name="P3">4.2. Múltiplos y submúltiplos</text:p>
        </text:list-item>
      </text:list>
      <text:p text:style-name="P1"/>
      <text:h text:style-name="Heading_20_2" text:outline-level="2">Unidad I<text:span text:style-name="T1">I</text:span>: Arquitectura <text:span text:style-name="T1">y o</text:span>rganizaci<text:span text:style-name="T1">ó</text:span>n <text:span text:style-name="T1">d</text:span>e <text:span text:style-name="T1">c</text:span>omputadoras</text:h>
      <text:p text:style-name="P1"/>
      <text:list xml:id="list454373656409949209" text:style-name="L2">
        <text:list-item>
          <text:p text:style-name="P4">Modelo computacional binario elemental</text:p>
          <text:p text:style-name="P4">1.1. Memoria</text:p>
          <text:p text:style-name="P4">1.2. CPU</text:p>
          <text:p text:style-name="P4">1.3. Conjunto de instrucciones</text:p>
          <text:p text:style-name="P4">1.4. Ciclo de instrucción</text:p>
        </text:list-item>
        <text:list-item>
          <text:p text:style-name="P4">Representación e interpretación de la información</text:p>
          <text:p text:style-name="P4">2.1. Instrucciones, datos, números, caracteres, ASCII, multimedia, etc.</text:p>
        </text:list-item>
        <text:list-item>
          <text:p text:style-name="P4">Programa almacenado</text:p>
        </text:list-item>
        <text:list-item>
          <text:p text:style-name="P4">Lenguajes</text:p>
          <text:p text:style-name="P4">4.1. Lenguaje de máquina</text:p>
          <text:p text:style-name="P4">4.2. Lenguaje de alto nivel</text:p>
          <text:p text:style-name="P4">4.3. Intérpretación</text:p>
          <text:p text:style-name="P4">4.4. Compilación</text:p>
        </text:list-item>
      </text:list>
      <text:p text:style-name="P1"/>
      <text:h text:style-name="Heading_20_2" text:outline-level="2">Unidad <text:span text:style-name="T1">III</text:span>: <text:span text:style-name="T1">S</text:span>istemas operativos</text:h>
      <text:p text:style-name="P1"/>
      <text:list xml:id="list8252225318163959527" text:style-name="L3">
        <text:list-item>
          <text:p text:style-name="P5">Modelo de Sistema de Computación</text:p>
          <text:p text:style-name="P5">1.1. Usuarios</text:p>
          <text:p text:style-name="P5">1.2. Programas de aplicación</text:p>
          <text:p text:style-name="P5">1.3. Sistema operativo</text:p>
          <text:p text:style-name="P5">1.4. Hardware</text:p>
        </text:list-item>
        <text:list-item>
          <text:p text:style-name="P5">Definición de sistema operativo</text:p>
          <text:p text:style-name="P5">2.1. Por lo que es</text:p>
          <text:p text:style-name="P5">2.2. Por lo que hace</text:p>
        </text:list-item>
        <text:list-item>
          <text:p text:style-name="P5">Componentes del SO</text:p>
          <text:p text:style-name="P5">3.1. Kernel</text:p>
          <text:p text:style-name="P5">3.2. Shell</text:p>
          <text:p text:style-name="P5">3.3. Otros componentes</text:p>
          <text:p text:style-name="P5">3.4. Procesos y recursos</text:p>
        </text:list-item>
        <text:list-item>
          <text:p text:style-name="P5">Funciones de un SO</text:p>
          <text:p text:style-name="P5"><text:soft-page-break/>4.1. Planificación de procesos</text:p>
          <text:p text:style-name="P5">4.2. Planificacion de recursos (memoria, sistema de archivos, almacenamiento secundario)</text:p>
          <text:p text:style-name="P5">4.3. Protección y control</text:p>
          <text:p text:style-name="P5">4.4. Contabilidad</text:p>
        </text:list-item>
        <text:list-item>
          <text:p text:style-name="P5">Evolución histórica de los SO</text:p>
          <text:p text:style-name="P5">5.1. Desde máquina pelada hasta sistema embebido</text:p>
          <text:p text:style-name="P5">5.2. Monoprogramación y multiprogramación</text:p>
          <text:p text:style-name="P5">5.3. Batch e interactivo</text:p>
        </text:list-item>
        <text:list-item>
          <text:p text:style-name="P5">Servicios de un SO</text:p>
          <text:p text:style-name="P5">6.1. Ejecución de programas</text:p>
          <text:p text:style-name="P5">6.2. Operaciones de E/S</text:p>
          <text:p text:style-name="P5">6.3. Manejo del file system</text:p>
          <text:p text:style-name="P5">6.4. Detección de errores</text:p>
          <text:p text:style-name="P5">6.5. Comunicaciones</text:p>
          <text:p text:style-name="P5">6.6. System calls, traps</text:p>
        </text:list-item>
      </text:list>
      <text:p text:style-name="P1"/>
      <text:h text:style-name="Heading_20_2" text:outline-level="2">Unidad <text:span text:style-name="T1">IV</text:span>: <text:s/><text:span text:style-name="T1">T</text:span>ransmisi<text:span text:style-name="T1">ó</text:span>n de datos</text:h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>
      <style:text-properties style:font-name="Calibri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Eduardo Sznek</meta:initial-creator>
    <meta:creation-date>2013-02-19T09:01:51.74</meta:creation-date>
    <dc:date>2013-02-28T23:52:59</dc:date>
    <meta:editing-duration>PT23M21S</meta:editing-duration>
    <meta:editing-cycles>5</meta:editing-cycles>
    <meta:generator>LibreOffice/4.0.0.3$Linux_x86 LibreOffice_project/7545bee9c2a0782548772a21bc84a9dcc583b89</meta:generator>
    <meta:document-statistic meta:table-count="0" meta:image-count="0" meta:object-count="0" meta:page-count="2" meta:paragraph-count="57" meta:word-count="238" meta:character-count="1577" meta:non-whitespace-character-count="1408"/>
  </office:meta>
</office:document-meta>
</file>